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f3bba" officeooo:paragraph-rsid="000f3bba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f3bba" officeooo:paragraph-rsid="000f3bba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5pt" officeooo:rsid="000f3bba" officeooo:paragraph-rsid="000f3bba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f5024" officeooo:paragraph-rsid="000f5024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paragraph-rsid="000febb4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0febb4" officeooo:paragraph-rsid="000febb4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paragraph-rsid="000f5024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f5024" officeooo:paragraph-rsid="000f5024" style:font-size-asian="15pt" style:font-weight-asian="bold" style:font-size-complex="15pt" style:font-weight-complex="bold"/>
    </style:style>
    <style:style style:name="T1" style:family="text">
      <style:text-properties officeooo:rsid="000f5024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f5024" style:font-size-asian="10.5pt" style:font-size-complex="12pt"/>
    </style:style>
    <style:style style:name="T4" style:family="text">
      <style:text-properties fo:font-size="12pt" officeooo:rsid="000febb4" style:font-size-asian="10.5pt" style:font-size-complex="12pt"/>
    </style:style>
    <style:style style:name="T5" style:family="text">
      <style:text-properties officeooo:rsid="000febb4"/>
    </style:style>
    <style:style style:name="T6" style:family="text">
      <style:text-properties officeooo:rsid="00118562"/>
    </style:style>
    <style:style style:name="T7" style:family="text">
      <style:text-properties officeooo:rsid="00131a4c"/>
    </style:style>
    <style:style style:name="T8" style:family="text">
      <style:text-properties officeooo:rsid="0013bc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hn Bosco Study Hall </text:p>
      <text:p text:style-name="P2">at Saint Ambrose Parish Centre<text:line-break/><text:line-break/><text:span text:style-name="T1">Starting</text:span> Fall 2024</text:p>
      <text:p text:style-name="P2"/>
      <text:p text:style-name="P3">A quiet place to study and complete homeschool<text:span text:style-name="T1">ing work </text:span><text:span text:style-name="T8">for </text:span><text:span text:style-name="T1">grades 3-12. Parents welcome, </text:span><text:span text:style-name="T5">but adult supervision also provided. <text:s/></text:span><text:span text:style-name="T1"><text:line-break/>Tutoring </text:span><text:span text:style-name="T6">available </text:span><text:span text:style-name="T1">for homeschool families who need help with grading, English as second language, scheduling, specific subjects</text:span></text:p>
      <text:p text:style-name="P4">Recess and lunch hour for recreation and socialization. <text:line-break/>Open to all St. Ambrose parishioners. </text:p>
      <text:p text:style-name="P3"/>
      <text:p text:style-name="P8">Hours:</text:p>
      <text:p text:style-name="P4">Monday, Wednesday, Friday 9:00 -12:00 (lunch hour from 12:00 to 12:30, 20 min recess at 10:30)<text:line-break/><text:span text:style-name="T6">students may d</text:span>rop in at any point during these times with <text:span text:style-name="T8">parental</text:span> permission</text:p>
      <text:p text:style-name="P4"/>
      <text:p text:style-name="P8">Cost: </text:p>
      <text:p text:style-name="P4">1 <text:span text:style-name="T7">H</text:span>ail <text:span text:style-name="T7">M</text:span>ary</text:p>
      <text:p text:style-name="P4"/>
      <text:p text:style-name="P7"><text:span text:style-name="T1">Rules: </text:span></text:p>
      <text:p text:style-name="P5"><text:span text:style-name="T1">Quiet like a library. Each student will work mostly independently.<text:line-break/></text:span>No phones, check them at the door.<text:line-break/>No internet. We'll have some basic computers for word-processing but research will have to be done at home.<text:line-break/><text:span text:style-name="T5">I</text:span>nappropriate <text:span text:style-name="T5">behaviour may result in a student being sent home, at di</text:span><text:span text:style-name="T8">scretion</text:span><text:span text:style-name="T5"> of the </text:span><text:span text:style-name="T6">supervisor</text:span><text:span text:style-name="T5"><text:line-break/><text:line-break/><text:line-break/>More information? </text:span></text:p>
      <text:p text:style-name="P5"><text:span text:style-name="T5">Looking for help getting started homeschooling? </text:span><text:span text:style-name="T1"><text:line-break/></text:span><text:span text:style-name="T8">Want to s</text:span><text:span text:style-name="T5">ign up for tutoring? </text:span></text:p>
      <text:p text:style-name="P5"/>
      <text:p text:style-name="P6"><text:span text:style-name="T5">9</text:span>02-307-7435 or email: cjchandl@ualberta.c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6:25:32.933554761</meta:creation-date>
    <dc:date>2024-06-02T15:25:12.562551396</dc:date>
    <meta:editing-duration>P10DT2H24M2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65" meta:character-count="1074" meta:non-whitespace-character-count="908"/>
  </office:meta>
</office:document-meta>
</file>